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el_stats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ce4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2020-10-18 (static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1270" calcext:value-type="float">
            <text:p>1,270</text:p>
          </table:table-cell>
          <table:table-cell office:value-type="float" office:value="2840" calcext:value-type="float">
            <text:p>2,840</text:p>
          </table:table-cell>
          <table:table-cell office:value-type="float" office:value="116038" calcext:value-type="float">
            <text:p>116,038</text:p>
          </table:table-cell>
          <table:table-cell office:value-type="float" office:value="77674" calcext:value-type="float">
            <text:p>77,674</text:p>
          </table:table-cell>
          <table:table-cell office:value-type="percentage" office:value="0.981599524281467" calcext:value-type="percentage">
            <text:p>98.16%</text:p>
          </table:table-cell>
          <table:table-cell office:value-type="percentage" office:value="0.987683012884044" calcext:value-type="percentage">
            <text:p>98.77%</text:p>
          </table:table-cell>
          <table:table-cell/>
          <table:table-cell office:value-type="string" calcext:value-type="string">
            <text:p>CNN initial states are static (use threshold around 50%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586" calcext:value-type="float">
            <text:p>1,586</text:p>
          </table:table-cell>
          <table:table-cell office:value-type="float" office:value="1778" calcext:value-type="float">
            <text:p>1,778</text:p>
          </table:table-cell>
          <table:table-cell office:value-type="float" office:value="347806" calcext:value-type="float">
            <text:p>347,806</text:p>
          </table:table-cell>
          <table:table-cell office:value-type="float" office:value="214877" calcext:value-type="float">
            <text:p>214,877</text:p>
          </table:table-cell>
          <table:table-cell office:value-type="percentage" office:value="0.944594822779769" calcext:value-type="percentage">
            <text:p>94.46%</text:p>
          </table:table-cell>
          <table:table-cell office:value-type="percentage" office:value="0.965770290720828" calcext:value-type="percentage">
            <text:p>96.58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622" calcext:value-type="float">
            <text:p>622</text:p>
          </table:table-cell>
          <table:table-cell office:value-type="float" office:value="1103" calcext:value-type="float">
            <text:p>1,103</text:p>
          </table:table-cell>
          <table:table-cell office:value-type="float" office:value="627791" calcext:value-type="float">
            <text:p>627,791</text:p>
          </table:table-cell>
          <table:table-cell office:value-type="float" office:value="383105" calcext:value-type="float">
            <text:p>383,105</text:p>
          </table:table-cell>
          <table:table-cell office:value-type="percentage" office:value="0.899200642247867" calcext:value-type="percentage">
            <text:p>89.92%</text:p>
          </table:table-cell>
          <table:table-cell office:value-type="percentage" office:value="0.938487907676869" calcext:value-type="percentage">
            <text:p>93.85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425" calcext:value-type="float">
            <text:p>425</text:p>
          </table:table-cell>
          <table:table-cell office:value-type="float" office:value="1059" calcext:value-type="float">
            <text:p>1,059</text:p>
          </table:table-cell>
          <table:table-cell office:value-type="float" office:value="810301" calcext:value-type="float">
            <text:p>810,301</text:p>
          </table:table-cell>
          <table:table-cell office:value-type="float" office:value="504900" calcext:value-type="float">
            <text:p>504,900</text:p>
          </table:table-cell>
          <table:table-cell office:value-type="percentage" office:value="0.868630904853582" calcext:value-type="percentage">
            <text:p>86.86%</text:p>
          </table:table-cell>
          <table:table-cell office:value-type="percentage" office:value="0.918143682237309" calcext:value-type="percentage">
            <text:p>91.81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116" calcext:value-type="float">
            <text:p>116</text:p>
          </table:table-cell>
          <table:table-cell office:value-type="float" office:value="807" calcext:value-type="float">
            <text:p>807</text:p>
          </table:table-cell>
          <table:table-cell office:value-type="float" office:value="820680" calcext:value-type="float">
            <text:p>820,680</text:p>
          </table:table-cell>
          <table:table-cell office:value-type="float" office:value="550316" calcext:value-type="float">
            <text:p>550,316</text:p>
          </table:table-cell>
          <table:table-cell office:value-type="percentage" office:value="0.86911004784689" calcext:value-type="percentage">
            <text:p>86.91%</text:p>
          </table:table-cell>
          <table:table-cell office:value-type="percentage" office:value="0.912230303030303" calcext:value-type="percentage">
            <text:p>91.22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3:.C7])/SUM([.$B3:.$B7])" office:value-type="percentage" office:value="0.08038" calcext:value-type="percentage">
            <text:p>8.04%</text:p>
          </table:table-cell>
          <table:table-cell table:style-name="ce3" table:formula="of:=SUM([.D3:.D7])/SUM([.$B3:.$B7])" office:value-type="percentage" office:value="0.15174" calcext:value-type="percentage">
            <text:p>15.17%</text:p>
          </table:table-cell>
          <table:table-cell table:style-name="ce3" table:formula="of:=1-SUM([.E3:.E7])/SUM([.$B3:.$B7])/25/25" office:value-type="percentage" office:value="0.912876288" calcext:value-type="percentage">
            <text:p>91.29%</text:p>
          </table:table-cell>
          <table:table-cell table:style-name="ce3" table:formula="of:=1-SUM([.F3:.F7])/SUM([.$B3:.$B7])/25/25" office:value-type="percentage" office:value="0.944612096" calcext:value-type="percentage">
            <text:p>94.46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2020-10-24 (stochastic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2359" calcext:value-type="float">
            <text:p>2,359</text:p>
          </table:table-cell>
          <table:table-cell office:value-type="float" office:value="2820" calcext:value-type="float">
            <text:p>2,820</text:p>
          </table:table-cell>
          <table:table-cell office:value-type="float" office:value="104722" calcext:value-type="float">
            <text:p>104,722</text:p>
          </table:table-cell>
          <table:table-cell office:value-type="float" office:value="77433" calcext:value-type="float">
            <text:p>77,433</text:p>
          </table:table-cell>
          <table:table-cell office:value-type="percentage" office:value="0.983393934588702" calcext:value-type="percentage">
            <text:p>98.34%</text:p>
          </table:table-cell>
          <table:table-cell office:value-type="percentage" office:value="0.987721228939544" calcext:value-type="percentage">
            <text:p>98.77%</text:p>
          </table:table-cell>
          <table:table-cell/>
          <table:table-cell office:value-type="string" calcext:value-type="string">
            <text:p>CNN initial states are generated by dynamic (random simulatio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581" calcext:value-type="float">
            <text:p>1,581</text:p>
          </table:table-cell>
          <table:table-cell office:value-type="float" office:value="1751" calcext:value-type="float">
            <text:p>1,751</text:p>
          </table:table-cell>
          <table:table-cell office:value-type="float" office:value="346351" calcext:value-type="float">
            <text:p>346,351</text:p>
          </table:table-cell>
          <table:table-cell office:value-type="float" office:value="212257" calcext:value-type="float">
            <text:p>212,257</text:p>
          </table:table-cell>
          <table:table-cell office:value-type="percentage" office:value="0.944826602947033" calcext:value-type="percentage">
            <text:p>94.48%</text:p>
          </table:table-cell>
          <table:table-cell office:value-type="percentage" office:value="0.966187654320988" calcext:value-type="percentage">
            <text:p>96.6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1076" calcext:value-type="float">
            <text:p>1,076</text:p>
          </table:table-cell>
          <table:table-cell office:value-type="float" office:value="1121" calcext:value-type="float">
            <text:p>1,121</text:p>
          </table:table-cell>
          <table:table-cell office:value-type="float" office:value="622221" calcext:value-type="float">
            <text:p>622,221</text:p>
          </table:table-cell>
          <table:table-cell office:value-type="float" office:value="378396" calcext:value-type="float">
            <text:p>378,396</text:p>
          </table:table-cell>
          <table:table-cell office:value-type="percentage" office:value="0.900094972403412" calcext:value-type="percentage">
            <text:p>90.01%</text:p>
          </table:table-cell>
          <table:table-cell office:value-type="percentage" office:value="0.939243993978926" calcext:value-type="percentage">
            <text:p>93.92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596" calcext:value-type="float">
            <text:p>596</text:p>
          </table:table-cell>
          <table:table-cell office:value-type="float" office:value="1060" calcext:value-type="float">
            <text:p>1,060</text:p>
          </table:table-cell>
          <table:table-cell office:value-type="float" office:value="801992" calcext:value-type="float">
            <text:p>801,992</text:p>
          </table:table-cell>
          <table:table-cell office:value-type="float" office:value="507167" calcext:value-type="float">
            <text:p>507,167</text:p>
          </table:table-cell>
          <table:table-cell office:value-type="percentage" office:value="0.869977991691154" calcext:value-type="percentage">
            <text:p>87.00%</text:p>
          </table:table-cell>
          <table:table-cell office:value-type="percentage" office:value="0.917776147532678" calcext:value-type="percentage">
            <text:p>91.78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114" calcext:value-type="float">
            <text:p>114</text:p>
          </table:table-cell>
          <table:table-cell office:value-type="float" office:value="808" calcext:value-type="float">
            <text:p>808</text:p>
          </table:table-cell>
          <table:table-cell office:value-type="float" office:value="821969" calcext:value-type="float">
            <text:p>821,969</text:p>
          </table:table-cell>
          <table:table-cell office:value-type="float" office:value="564818" calcext:value-type="float">
            <text:p>564,818</text:p>
          </table:table-cell>
          <table:table-cell office:value-type="percentage" office:value="0.868904465709729" calcext:value-type="percentage">
            <text:p>86.89%</text:p>
          </table:table-cell>
          <table:table-cell office:value-type="percentage" office:value="0.909917384370016" calcext:value-type="percentage">
            <text:p>90.99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13:.C17])/SUM([.$B13:.$B17])" office:value-type="percentage" office:value="0.11452" calcext:value-type="percentage">
            <text:p>11.45%</text:p>
          </table:table-cell>
          <table:table-cell table:style-name="ce3" table:formula="of:=SUM([.D13:.D17])/SUM([.$B13:.$B17])" office:value-type="percentage" office:value="0.1512" calcext:value-type="percentage">
            <text:p>15.12%</text:p>
          </table:table-cell>
          <table:table-cell table:style-name="ce3" table:formula="of:=1-SUM([.E13:.E17])/SUM([.$B13:.$B17])/25/25" office:value-type="percentage" office:value="0.91368784" calcext:value-type="percentage">
            <text:p>91.37%</text:p>
          </table:table-cell>
          <table:table-cell table:style-name="ce3" table:formula="of:=1-SUM([.F13:.F17])/SUM([.$B13:.$B17])/25/25" office:value-type="percentage" office:value="0.944317728" calcext:value-type="percentage">
            <text:p>94.43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2020-10-25 (mixed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/>
          <table:table-cell office:value-type="string" calcext:value-type="string">
            <text:p>CNN stats use the best among static and 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2623" calcext:value-type="float">
            <text:p>2,623</text:p>
          </table:table-cell>
          <table:table-cell office:value-type="float" office:value="2828" calcext:value-type="float">
            <text:p>2,828</text:p>
          </table:table-cell>
          <table:table-cell office:value-type="float" office:value="94849" calcext:value-type="float">
            <text:p>94,849</text:p>
          </table:table-cell>
          <table:table-cell office:value-type="float" office:value="78800" calcext:value-type="float">
            <text:p>78,800</text:p>
          </table:table-cell>
          <table:table-cell office:value-type="percentage" office:value="0.984959524281467" calcext:value-type="percentage">
            <text:p>98.50%</text:p>
          </table:table-cell>
          <table:table-cell office:value-type="percentage" office:value="0.987504459861249" calcext:value-type="percentage">
            <text:p>98.75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701" calcext:value-type="float">
            <text:p>1,701</text:p>
          </table:table-cell>
          <table:table-cell office:value-type="float" office:value="1754" calcext:value-type="float">
            <text:p>1,754</text:p>
          </table:table-cell>
          <table:table-cell office:value-type="float" office:value="313994" calcext:value-type="float">
            <text:p>313,994</text:p>
          </table:table-cell>
          <table:table-cell office:value-type="float" office:value="218602" calcext:value-type="float">
            <text:p>218,602</text:p>
          </table:table-cell>
          <table:table-cell office:value-type="percentage" office:value="0.949981043409" calcext:value-type="percentage">
            <text:p>95.00%</text:p>
          </table:table-cell>
          <table:table-cell office:value-type="percentage" office:value="0.965176901632815" calcext:value-type="percentage">
            <text:p>96.5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1088" calcext:value-type="float">
            <text:p>1,088</text:p>
          </table:table-cell>
          <table:table-cell office:value-type="float" office:value="1107" calcext:value-type="float">
            <text:p>1,107</text:p>
          </table:table-cell>
          <table:table-cell office:value-type="float" office:value="553335" calcext:value-type="float">
            <text:p>553,335</text:p>
          </table:table-cell>
          <table:table-cell office:value-type="float" office:value="386531" calcext:value-type="float">
            <text:p>386,531</text:p>
          </table:table-cell>
          <table:table-cell office:value-type="percentage" office:value="0.911155444054189" calcext:value-type="percentage">
            <text:p>91.12%</text:p>
          </table:table-cell>
          <table:table-cell office:value-type="percentage" office:value="0.937937822378324" calcext:value-type="percentage">
            <text:p>93.7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1028" calcext:value-type="float">
            <text:p>1,028</text:p>
          </table:table-cell>
          <table:table-cell office:value-type="float" office:value="1059" calcext:value-type="float">
            <text:p>1,059</text:p>
          </table:table-cell>
          <table:table-cell office:value-type="float" office:value="680864" calcext:value-type="float">
            <text:p>680,864</text:p>
          </table:table-cell>
          <table:table-cell office:value-type="float" office:value="506856" calcext:value-type="float">
            <text:p>506,856</text:p>
          </table:table-cell>
          <table:table-cell office:value-type="percentage" office:value="0.889615726010741" calcext:value-type="percentage">
            <text:p>88.96%</text:p>
          </table:table-cell>
          <table:table-cell office:value-type="percentage" office:value="0.917826568041341" calcext:value-type="percentage">
            <text:p>91.78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761" calcext:value-type="float">
            <text:p>761</text:p>
          </table:table-cell>
          <table:table-cell office:value-type="float" office:value="807" calcext:value-type="float">
            <text:p>807</text:p>
          </table:table-cell>
          <table:table-cell office:value-type="float" office:value="695070" calcext:value-type="float">
            <text:p>695,070</text:p>
          </table:table-cell>
          <table:table-cell office:value-type="float" office:value="563236" calcext:value-type="float">
            <text:p>563,236</text:p>
          </table:table-cell>
          <table:table-cell office:value-type="percentage" office:value="0.889143540669856" calcext:value-type="percentage">
            <text:p>88.91%</text:p>
          </table:table-cell>
          <table:table-cell office:value-type="percentage" office:value="0.910169696969697" calcext:value-type="percentage">
            <text:p>91.02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23:.C27])/SUM([.$B23:.$B27])" office:value-type="percentage" office:value="0.14402" calcext:value-type="percentage">
            <text:p>14.40%</text:p>
          </table:table-cell>
          <table:table-cell table:style-name="ce3" table:formula="of:=SUM([.D23:.D27])/SUM([.$B23:.$B27])" office:value-type="percentage" office:value="0.1511" calcext:value-type="percentage">
            <text:p>15.11%</text:p>
          </table:table-cell>
          <table:table-cell table:style-name="ce3" table:formula="of:=1-SUM([.E23:.E27])/SUM([.$B23:.$B27])/25/25" office:value-type="percentage" office:value="0.925180416" calcext:value-type="percentage">
            <text:p>92.52%</text:p>
          </table:table-cell>
          <table:table-cell table:style-name="ce3" table:formula="of:=1-SUM([.F23:.F27])/SUM([.$B23:.$B27])/25/25" office:value-type="percentage" office:value="0.9438712" calcext:value-type="percentage">
            <text:p>94.39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2020-11-26 (mixed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3694" calcext:value-type="float">
            <text:p>3,694</text:p>
          </table:table-cell>
          <table:table-cell office:value-type="float" office:value="4254" calcext:value-type="float">
            <text:p>4,254</text:p>
          </table:table-cell>
          <table:table-cell office:value-type="float" office:value="58969" calcext:value-type="float">
            <text:p>58,969</text:p>
          </table:table-cell>
          <table:table-cell office:value-type="float" office:value="32685" calcext:value-type="float">
            <text:p>32,685</text:p>
          </table:table-cell>
          <table:table-cell office:value-type="percentage" office:value="0.990649117938553" calcext:value-type="percentage">
            <text:p>99.06%</text:p>
          </table:table-cell>
          <table:table-cell office:value-type="percentage" office:value="0.994817046580773" calcext:value-type="percentage">
            <text:p>99.48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712" calcext:value-type="float">
            <text:p>1,712</text:p>
          </table:table-cell>
          <table:table-cell office:value-type="float" office:value="1750" calcext:value-type="float">
            <text:p>1,750</text:p>
          </table:table-cell>
          <table:table-cell office:value-type="float" office:value="311953" calcext:value-type="float">
            <text:p>311,953</text:p>
          </table:table-cell>
          <table:table-cell office:value-type="float" office:value="217549" calcext:value-type="float">
            <text:p>217,549</text:p>
          </table:table-cell>
          <table:table-cell office:value-type="percentage" office:value="0.950306172839506" calcext:value-type="percentage">
            <text:p>95.03%</text:p>
          </table:table-cell>
          <table:table-cell office:value-type="percentage" office:value="0.9653446435683" calcext:value-type="percentage">
            <text:p>96.53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1092" calcext:value-type="float">
            <text:p>1,092</text:p>
          </table:table-cell>
          <table:table-cell office:value-type="float" office:value="1112" calcext:value-type="float">
            <text:p>1,112</text:p>
          </table:table-cell>
          <table:table-cell office:value-type="float" office:value="551129" calcext:value-type="float">
            <text:p>551,129</text:p>
          </table:table-cell>
          <table:table-cell office:value-type="float" office:value="383723" calcext:value-type="float">
            <text:p>383,723</text:p>
          </table:table-cell>
          <table:table-cell office:value-type="percentage" office:value="0.911509643753136" calcext:value-type="percentage">
            <text:p>91.15%</text:p>
          </table:table-cell>
          <table:table-cell office:value-type="percentage" office:value="0.938388680381335" calcext:value-type="percentage">
            <text:p>93.84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1029" calcext:value-type="float">
            <text:p>1,029</text:p>
          </table:table-cell>
          <table:table-cell office:value-type="float" office:value="1060" calcext:value-type="float">
            <text:p>1,060</text:p>
          </table:table-cell>
          <table:table-cell office:value-type="float" office:value="681805" calcext:value-type="float">
            <text:p>681,805</text:p>
          </table:table-cell>
          <table:table-cell office:value-type="float" office:value="504526" calcext:value-type="float">
            <text:p>504,526</text:p>
          </table:table-cell>
          <table:table-cell office:value-type="percentage" office:value="0.889463167494174" calcext:value-type="percentage">
            <text:p>88.95%</text:p>
          </table:table-cell>
          <table:table-cell office:value-type="percentage" office:value="0.918204316546763" calcext:value-type="percentage">
            <text:p>91.82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778" calcext:value-type="float">
            <text:p>778</text:p>
          </table:table-cell>
          <table:table-cell office:value-type="float" office:value="806" calcext:value-type="float">
            <text:p>806</text:p>
          </table:table-cell>
          <table:table-cell office:value-type="float" office:value="702630" calcext:value-type="float">
            <text:p>702,630</text:p>
          </table:table-cell>
          <table:table-cell office:value-type="float" office:value="561847" calcext:value-type="float">
            <text:p>561,847</text:p>
          </table:table-cell>
          <table:table-cell office:value-type="percentage" office:value="0.887937799043062" calcext:value-type="percentage">
            <text:p>88.79%</text:p>
          </table:table-cell>
          <table:table-cell office:value-type="percentage" office:value="0.910391228070175" calcext:value-type="percentage">
            <text:p>91.04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33:.C37])/SUM([.$B33:.$B37])" office:value-type="percentage" office:value="0.1661" calcext:value-type="percentage">
            <text:p>16.61%</text:p>
          </table:table-cell>
          <table:table-cell table:style-name="ce3" table:formula="of:=SUM([.D33:.D37])/SUM([.$B33:.$B37])" office:value-type="percentage" office:value="0.17964" calcext:value-type="percentage">
            <text:p>17.96%</text:p>
          </table:table-cell>
          <table:table-cell table:style-name="ce3" table:formula="of:=1-SUM([.E33:.E37])/SUM([.$B33:.$B37])/25/25" office:value-type="percentage" office:value="0.926192448" calcext:value-type="percentage">
            <text:p>92.62%</text:p>
          </table:table-cell>
          <table:table-cell table:style-name="ce3" table:formula="of:=1-SUM([.F33:.F37])/SUM([.$B33:.$B37])/25/25" office:value-type="percentage" office:value="0.94558944" calcext:value-type="percentage">
            <text:p>94.56%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21:49:43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6T21:52:55.859000000</dc:date>
    <meta:editing-duration>PT20M18S</meta:editing-duration>
    <meta:editing-cycles>8</meta:editing-cycles>
    <meta:generator>LibreOffice/6.4.5.2$Windows_X86_64 LibreOffice_project/a726b36747cf2001e06b58ad5db1aa3a9a1872d6</meta:generator>
    <meta:document-statistic meta:table-count="1" meta:cell-count="219" meta:object-count="0"/>
  </office:meta>
</office:document-meta>
</file>